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98959" officeooo:paragraph-rsid="00198959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98959" officeooo:paragraph-rsid="00198959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98959" officeooo:paragraph-rsid="00198959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f3825" officeooo:paragraph-rsid="001f3825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f3825" officeooo:paragraph-rsid="00222383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6c3c6" officeooo:paragraph-rsid="0026c3c6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3825" officeooo:paragraph-rsid="0019895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6c3c6" officeooo:paragraph-rsid="0022238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8cc5d" officeooo:paragraph-rsid="0028cc5d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8cc5d" officeooo:paragraph-rsid="0029dc49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8cc5d" officeooo:paragraph-rsid="002bee3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6c3c6" officeooo:paragraph-rsid="0026c3c6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26c3c6" officeooo:paragraph-rsid="0028cc5d" style:font-size-asian="13.1000003814697pt" style:font-size-complex="15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b5d96" style:font-size-asian="10.5pt" style:font-size-complex="12pt"/>
    </style:style>
    <style:style style:name="T3" style:family="text">
      <style:text-properties fo:font-size="12pt" officeooo:rsid="001d4c46" style:font-size-asian="10.5pt" style:font-size-complex="12pt"/>
    </style:style>
    <style:style style:name="T4" style:family="text">
      <style:text-properties fo:font-size="12pt" officeooo:rsid="001da9c0" style:font-size-asian="10.5pt" style:font-size-complex="12pt"/>
    </style:style>
    <style:style style:name="T5" style:family="text">
      <style:text-properties fo:font-size="12pt" officeooo:rsid="001df36b" style:font-size-asian="10.5pt" style:font-size-complex="12pt"/>
    </style:style>
    <style:style style:name="T6" style:family="text">
      <style:text-properties fo:font-size="12pt" officeooo:rsid="001f3825" style:font-size-asian="10.5pt" style:font-size-complex="12pt"/>
    </style:style>
    <style:style style:name="T7" style:family="text">
      <style:text-properties fo:font-size="12pt" officeooo:rsid="00205001" style:font-size-asian="10.5pt" style:font-size-complex="12pt"/>
    </style:style>
    <style:style style:name="T8" style:family="text">
      <style:text-properties fo:font-size="12pt" officeooo:rsid="00222383" style:font-size-asian="10.5pt" style:font-size-complex="12pt"/>
    </style:style>
    <style:style style:name="T9" style:family="text">
      <style:text-properties fo:font-size="12pt" officeooo:rsid="0022e21d" style:font-size-asian="10.5pt" style:font-size-complex="12pt"/>
    </style:style>
    <style:style style:name="T10" style:family="text">
      <style:text-properties fo:font-size="12pt" officeooo:rsid="00233abb" style:font-size-asian="10.5pt" style:font-size-complex="12pt"/>
    </style:style>
    <style:style style:name="T11" style:family="text">
      <style:text-properties fo:font-size="12pt" officeooo:rsid="0026c3c6" style:font-size-asian="10.5pt" style:font-size-complex="12pt"/>
    </style:style>
    <style:style style:name="T12" style:family="text">
      <style:text-properties fo:font-size="12pt" officeooo:rsid="00283cd0" style:font-size-asian="10.5pt" style:font-size-complex="12pt"/>
    </style:style>
    <style:style style:name="T13" style:family="text">
      <style:text-properties fo:font-size="12pt" officeooo:rsid="0028cc5d" style:font-size-asian="10.5pt" style:font-size-complex="12pt"/>
    </style:style>
    <style:style style:name="T14" style:family="text">
      <style:text-properties officeooo:rsid="001b5d96"/>
    </style:style>
    <style:style style:name="T15" style:family="text">
      <style:text-properties officeooo:rsid="00294a46"/>
    </style:style>
    <style:style style:name="T16" style:family="text">
      <style:text-properties officeooo:rsid="002bc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Laboratório de AOC - Prática 1</text:p>
      <text:p text:style-name="P2">Aluno: Bernard Menezes Moreira da Costa</text:p>
      <text:p text:style-name="P2">Turma: 2</text:p>
      <text:p text:style-name="P2"/>
      <text:p text:style-name="P3"/>
      <text:p text:style-name="P3">1 – <text:span text:style-name="T14">Introdução</text:span></text:p>
      <text:p text:style-name="P3"><text:tab/></text:p>
      <text:p text:style-name="P3"><text:span text:style-name="T2"><text:tab/>Ao se executar um programa de maneira trivial o usuário não possui como analisar o que está acontecendo no hardware, em vários momentos ter esse conhecimento possibilita a otimização de programas e identificação de erros. Existem diversas ferramentas, </text:span><text:span text:style-name="T3">chamadas de unidade de monitoramento do hardware,</text:span><text:span text:style-name="T2"> desenvolvidas </text:span><text:span text:style-name="T3">para possibilitar o acesso a dados “invisíveis” ao programador, permitindo ao usuário a escolha </text:span><text:span text:style-name="T4">de eventos para analisar o seu respectivo desempenho.</text:span></text:p>
      <text:p text:style-name="P3"><text:span text:style-name="T4"><text:tab/>Cada programa possui sua maneira de acesso a dados, de realizar referências à memória e de armazenar de valores, dessa maneira </text:span><text:span text:style-name="T5">a performace de eventos relacionados a hardware varia de acordo com a aplicação analisada. Programas que não foram planejados de maneira a utilizar a capacidade máxima do hardware podem ser menos eficientes que os que foram arquitetados </text:span><text:span text:style-name="T6">de forma cuidadosa, por isso a importância de conhecer as ferramentas em questão.</text:span></text:p>
      <text:p text:style-name="P7"/>
      <text:p text:style-name="P4">2 – Resumo</text:p>
      <text:p text:style-name="P4"/>
      <text:p text:style-name="P5"><text:tab/><text:span text:style-name="T1">De acordo com a prática foram escolhidos </text:span><text:span text:style-name="T7">4 aplicações a serem analisadas utilizando o comando “perf”, todos aos dados obtidos foram resultados de aplicações executadas no mesmo computador, com um pequeno espaço de tempo entre os testes. Foram escolhidos: Firefox, MySQL Workbench, Code</text:span><text:span text:style-name="T8">b</text:span><text:span text:style-name="T7">locks </text:span><text:span text:style-name="T8">e</text:span><text:span text:style-name="T7"> LibreOffice. O primeiro foi escolhido por ser, constantemente, utilizado no dia-a-dia de grande parte dos usuários de computadores (independente </text:span><text:span text:style-name="T8">do seu objetivo ao utilizar a máquina</text:span><text:span text:style-name="T7">), </text:span><text:span text:style-name="T8">além de ser uma aplicação que é deixada aberta por um tempo considerável durante a utilização de um computador. A utilização do MySQL Workbench e Codeblocks </text:span><text:span text:style-name="T9">foi devido às suas associações com a área de computação, são ferramentas comuns no dia-a-dia de alguns profissionais e estudantes da área. E por últimofoi escolhido o LibreOffice por ser uma ferramenta muito útil e <text:s/>utilizada </text:span><text:span text:style-name="T10">para diversas funções.</text:span></text:p>
      <text:p text:style-name="P5"><text:span text:style-name="T10"><text:tab/>Foram escolhidos 4 eventos a serem analisados: número de ciclos de clock; <text:s/>número instruções; referências a cache e cache misses. As duas primeiras foram escolhidas por serem os eventos mais estudados até então em AOC, e elas permitem juntas o cálculo de CPI e IPS. Os últimos dois eventos </text:span><text:span text:style-name="T11">estão relacionados ao cache, e foram escolhidos uma vez que identificam se o programa foi construído de maneira a considerar o tamanho de cache do computado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3 – Resultados</text:p>
      <text:p text:style-name="P6"/>
      <text:p text:style-name="P13"><text:tab/><text:span text:style-name="T12">Os resultados foram salvos em um arquivo utilizando o seguinte comando no terminal: “</text:span><text:span text:style-name="T13">perf stat -o output.txt --append -B -r 1 -e cycles:uk,instructions:uk,cache-references:uk,cache-misses:uk {{NOME APLICAÇÃO}}</text:span><text:span text:style-name="T12">”, </text:span><text:span text:style-name="T13">os resultados obtidos foram os seguintes: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6"/>
      <text:p text:style-name="P9">Figura 1: Tabela de resultado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Figura 2: Gráfico comparativo dos resultados.</text:p>
      <text:p text:style-name="P9"/>
      <text:p text:style-name="P9"/>
      <text:p text:style-name="P9"/>
      <text:p text:style-name="P9"/>
      <text:p text:style-name="P9"/>
      <text:p text:style-name="P10"><text:tab/><text:span text:style-name="T15">Pode-se notar que a maior porcentagem em relação à cache misses ocorreu rodando o Firefox, provavelmente, a aplicação demanda mais acessos à memória ram por precisar utilizar grandes blocos de memória. Não é possível considerar que não houve cuidado no desenvolvimento dessa ferramenta em relação ao aproveitamento do cache, uma vez que a porcentagem (mesmo sendo a maior das aplicações executadas) foi pequena (4,511%). O melhor aproveitamento de cache ocorreu no Codeblocks, que das ferramentas utilizadas foi a segunda com mais refêrencias a essa memória (atrás apenas do Firefox), e ainda sim conseguiu a menor porcentagem de cache misses (1,754%), mostrando o quanto o programa foi bem estruturado.</text:span></text:p>
      <text:p text:style-name="P11"><text:tab/><text:span text:style-name="T16">Ao que se refere as intruções executadas e aos ciclos de clock, foi possível calcular as IPS (Instruções Por Segundo) de cada programa utilizado. Mais uma vez a aplicação que teve o número mais satisfatório foi o Codeblocks, o qual teve uma média de 0,85 IPS (com 9.227.674.316 instruções executadas em 17,58 segundos), enquanto o menos satisfatório foi o Firefox com média de 0,66 IPS (com 9.366.185.107 em 13,50 segundos).</text:span></text:p>
      <text:p text:style-name="P10"><text:tab/><text:span text:style-name="T16">Percebe-se que a ferramenta Firefox, a qual é utilizada por um amplo grupo de pessoas, teve um rendimento inferior às demais aplicações, o que implica que o programa exigiu um maior esforço do hardware, seja por necessitar de constantes atualizações de dados ou por precisar de instruções custosas ao processamento. O grande destaque dessa análise de desempenho foi o Codeblocks que em situações similares ao Firefox demonstrou-se mais eficiente quanto ao cache e quanto as instruções por segundo, de forma a deixar entender que é uma aplicação bem estruturada e cuidadosa para não ser custosa ao hardware. O MySQL Workbench e LibreOffice não tiveram resultados surpreendentes na comparação com Firefox e Codeblocks, por isso seria necessário um </text:span><text:soft-page-break/><text:span text:style-name="T16">maior conhecimento de AOC para poder tirar conclusões dos dados obtidos para essas duas aplicações em específ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00:17.431756115</meta:creation-date>
    <dc:date>2017-03-22T21:38:11.525277352</dc:date>
    <meta:editing-duration>PT40M31S</meta:editing-duration>
    <meta:editing-cycles>7</meta:editing-cycles>
    <meta:generator>LibreOffice/5.1.4.2$Linux_x86 LibreOffice_project/10m0$Build-2</meta:generator>
    <meta:document-statistic meta:table-count="0" meta:image-count="0" meta:object-count="0" meta:page-count="3" meta:paragraph-count="17" meta:word-count="726" meta:character-count="4694" meta:non-whitespace-character-count="3971"/>
  </office:meta>
</office:document-meta>
</file>